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Bahnschrift" svg:font-family="Bahnschrift" style:font-family-generic="swiss" style:font-pitch="variable"/>
    <style:font-face style:name="Helvetica Neue" svg:font-family="'Helvetica Neue', Helvetica, Arial, sans-serif"/>
    <style:font-face style:name="Jokerman" svg:font-family="Jokerman" style:font-family-generic="decorative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1308ba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officeooo:paragraph-rsid="001308ba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308ba"/>
    </style:style>
    <style:style style:name="P4" style:family="paragraph" style:parent-style-name="Table_20_Contents" style:list-style-name="L4">
      <style:paragraph-properties fo:text-align="start" style:justify-single-word="false"/>
      <style:text-properties style:font-name="Times New Roman" officeooo:paragraph-rsid="001308ba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1308ba"/>
    </style:style>
    <style:style style:name="P6" style:family="paragraph" style:parent-style-name="Table_20_Contents" style:list-style-name="L4">
      <style:paragraph-properties fo:text-align="start" style:justify-single-word="false"/>
      <style:text-properties style:font-name="Times New Roman" officeooo:rsid="001308ba" officeooo:paragraph-rsid="001308ba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rsid="001308ba" officeooo:paragraph-rsid="001308ba"/>
    </style:style>
    <style:style style:name="P8" style:family="paragraph" style:parent-style-name="Table_20_Contents">
      <style:paragraph-properties fo:text-align="start" style:justify-single-word="false"/>
      <style:text-properties officeooo:paragraph-rsid="001308ba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paragraph-rsid="001308ba"/>
    </style:style>
    <style:style style:name="P10" style:family="paragraph" style:parent-style-name="Table_20_Contents" style:list-style-name="L4">
      <style:paragraph-properties fo:text-align="start" style:justify-single-word="false"/>
      <style:text-properties officeooo:paragraph-rsid="001308ba"/>
    </style:style>
    <style:style style:name="P11" style:family="paragraph" style:parent-style-name="Text_20_body" style:list-style-name="L5">
      <loext:graphic-properties draw:fill="solid" draw:fill-color="#fbfcfc" draw:opacity="100%"/>
      <style:paragraph-properties fo:margin-top="0cm" fo:margin-bottom="0cm" style:contextual-spacing="false" fo:text-align="start" style:justify-single-word="false" fo:orphans="2" fo:widows="2" fo:background-color="#fbfcfc" fo:padding="0cm" fo:border="none"/>
      <style:text-properties fo:font-variant="normal" fo:text-transform="none" fo:color="#000000" loext:opacity="100%" style:font-name="Times New Roman" fo:font-size="9pt" fo:font-style="normal" fo:font-weight="normal"/>
    </style:style>
    <style:style style:name="P12" style:family="paragraph" style:parent-style-name="Text_20_body" style:list-style-name="L5">
      <loext:graphic-properties draw:fill="solid" draw:fill-color="#fbfcfc" draw:opacity="100%"/>
      <style:paragraph-properties fo:margin-top="0cm" fo:margin-bottom="0cm" style:contextual-spacing="false" fo:text-align="start" style:justify-single-word="false" fo:orphans="2" fo:widows="2" fo:background-color="#fbfcfc" fo:padding="0cm" fo:border="none"/>
      <style:text-properties fo:font-variant="normal" fo:text-transform="none" fo:color="#000000" loext:opacity="100%" style:font-name="Times New Roman" fo:font-size="12pt" fo:font-style="normal" fo:font-weight="normal" fo:background-color="transparent" loext:padding="0cm" loext:border="none"/>
    </style:style>
    <style:style style:name="P13" style:family="paragraph" style:parent-style-name="Text_20_body" style:list-style-name="L5">
      <style:paragraph-properties fo:text-align="start" style:justify-single-word="false"/>
      <style:text-properties style:font-name="Times New Roman" officeooo:paragraph-rsid="001308ba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308ba"/>
    </style:style>
    <style:style style:name="T3" style:family="text">
      <style:text-properties style:font-name="Times New Roman" fo:font-size="16pt" fo:font-weight="bold" officeooo:rsid="001308ba" style:font-size-asian="14pt" style:font-weight-asian="bold" style:font-size-complex="16pt" style:font-weight-complex="bold"/>
    </style:style>
    <style:style style:name="T4" style:family="text">
      <style:text-properties fo:language="en" fo:country="US" officeooo:rsid="001308ba"/>
    </style:style>
    <style:style style:name="T5" style:family="text">
      <style:text-properties fo:language="ru" fo:country="RU" officeooo:rsid="001308ba"/>
    </style:style>
    <style:style style:name="T6" style:family="text">
      <style:text-properties fo:language="ru" fo:country="RU" fo:font-weight="normal" officeooo:rsid="001308ba" style:font-weight-asian="normal" style:font-weight-complex="normal"/>
    </style:style>
    <style:style style:name="T7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1308ba" style:font-weight-asian="normal" style:font-weight-complex="normal"/>
    </style:style>
    <style:style style:name="T8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1308ba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308ba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308b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1308ba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1308b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308ba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308b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000000" loext:opacity="100%" fo:letter-spacing="normal" fo:language="ru" fo:country="RU" fo:font-style="normal" fo:font-weight="normal" officeooo:rsid="001308ba"/>
    </style:style>
    <style:style style:name="T18" style:family="text">
      <style:text-properties fo:font-variant="normal" fo:text-transform="none" fo:color="#000000" loext:opacity="100%" fo:font-size="12pt" fo:letter-spacing="normal" fo:language="ru" fo:country="RU" fo:font-style="normal" fo:font-weight="normal" officeooo:rsid="001308b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loext:opacity="100%" fo:font-size="12pt" fo:letter-spacing="normal" fo:language="ru" fo:country="RU" fo:font-style="normal" fo:font-weight="bold" officeooo:rsid="001308b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21" style:family="text">
      <style:text-properties fo:font-variant="normal" fo:text-transform="none" fo:color="#000000" loext:opacity="100%" fo:font-size="12pt" fo:letter-spacing="normal" fo:font-style="normal" fo:font-weight="normal" officeooo:rsid="001308ba"/>
    </style:style>
    <style:style style:name="T22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fo:font-size="12pt" fo:letter-spacing="normal" fo:font-style="normal" fo:font-weight="normal" officeooo:rsid="001308ba" fo:background-color="transparent" loext:char-shading-value="0" loext:padding="0cm" loext:border="none"/>
    </style:style>
    <style:style style:name="T24" style:family="text">
      <style:text-properties fo:font-variant="normal" fo:text-transform="none" fo:color="#000000" loext:opacity="100%" fo:font-size="12pt" fo:letter-spacing="normal" fo:font-style="normal" fo:background-color="transparent" loext:char-shading-value="0" loext:padding="0cm" loext:border="none"/>
    </style:style>
    <style:style style:name="T25" style:family="text">
      <style:text-properties fo:font-variant="normal" fo:text-transform="none" fo:color="#000000" loext:opacity="100%" fo:font-size="12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loext:opacity="100%" fo:font-size="12pt" fo:font-style="normal" fo:font-weight="normal" fo:background-color="transparent" loext:char-shading-value="0" loext:padding="0cm" loext:border="none"/>
    </style:style>
    <style:style style:name="T27" style:family="text">
      <style:text-properties fo:font-size="12pt" fo:background-color="transparent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Задание 5.</text:span></text:p>
      <text:p text:style-name="P1"><text:span text:style-name="Strong_20_Emphasis"><text:span text:style-name="T2"/></text:span></text:p>
      <text:p text:style-name="P1"><text:span text:style-name="Strong_20_Emphasis"><text:span text:style-name="T2">Упражнение 1.</text:span></text:span></text:p>
      <text:p text:style-name="P1"><text:span text:style-name="Strong_20_Emphasis"><text:span text:style-name="T2"/></text:span></text:p>
      <text:p text:style-name="P3"><text:span text:style-name="Strong_20_Emphasis"><text:span text:style-name="T1">В одном из приведённых ниже предложений НЕВЕРНО употреблено выделенное слово. Исправьте лексическую ошибку:</text:span></text:span></text:p>
      <text:list xml:id="list2664622932" text:style-name="L1">
        <text:list-header>
          <text:p text:style-name="P9"><text:span text:style-name="Strong_20_Emphasis"><text:span text:style-name="T4"/></text:span></text:p>
        </text:list-header>
        <text:list-item>
          <text:p text:style-name="P9"><text:span text:style-name="Strong_20_Emphasis"><text:span text:style-name="T5">В каком предложении вместо слова АДРЕСАНТ нужно употребить АДРЕСАТ? (3)</text:span></text:span></text:p>
          <text:p text:style-name="P9"><text:span text:style-name="Strong_20_Emphasis"><text:span text:style-name="T5"/></text:span></text:p>
          <text:p text:style-name="P9"><text:span text:style-name="Strong_20_Emphasis"><text:span text:style-name="T6">1) АДРЕСАНТ отправил срочное письмо.</text:span></text:span></text:p>
          <text:p text:style-name="P9"><text:span text:style-name="Strong_20_Emphasis"><text:span text:style-name="T6">2) Работник почты пытался найти АДРЕСАНТА письма.</text:span></text:span></text:p>
          <text:p text:style-name="P9"><text:span text:style-name="Strong_20_Emphasis"><text:span text:style-name="T6">3) АДРЕСАНТ, забравший письмо, до сих пор неизвестен.</text:span></text:span></text:p>
          <text:p text:style-name="P9"><text:span text:style-name="Strong_20_Emphasis"><text:span text:style-name="T6">4) </text:span></text:span><text:span text:style-name="Strong_20_Emphasis"><text:span text:style-name="T7">Природа ошибок в письмах кроется в недостаточной грамотности АДРЕСАНТА.</text:span></text:span></text:p>
          <text:p text:style-name="P9"><text:span text:style-name="Strong_20_Emphasis"><text:span text:style-name="T8"/></text:span></text:p>
        </text:list-item>
        <text:list-item>
          <text:p text:style-name="P9"><text:span text:style-name="Strong_20_Emphasis"><text:span text:style-name="T11"><text:s/>В каком предложении вместо слова ДВОЙНОЙ нужно употребить ДВОЙСТВЕННЫЙ? (2)</text:span></text:span></text:p>
          <text:p text:style-name="P9"><text:span text:style-name="Strong_20_Emphasis"><text:span text:style-name="T8"><text:line-break/></text:span></text:span><text:span text:style-name="Strong_20_Emphasis"><text:span text:style-name="T9">1) Иван Матвеевич первым вздумал участок засадить ДВОЙНЫМ рядом лип.</text:span></text:span><text:span text:style-name="Strong_20_Emphasis"><text:span text:style-name="T8"><text:line-break/></text:span></text:span><text:span text:style-name="Strong_20_Emphasis"><text:span text:style-name="T9">2) Он отбросил журнал со смешанным чувством зависти и презрения, это ДВОЙНОЕ чувство не покидало его ещё долгое время.</text:span></text:span><text:span text:style-name="Strong_20_Emphasis"><text:span text:style-name="T8"><text:line-break/></text:span></text:span><text:span text:style-name="Strong_20_Emphasis"><text:span text:style-name="T9">3) Всё это могло быть ловким трюком, рассчитанным на то, что сотрудник войдёт в доверие к врагам и начнёт ДВОЙНУЮ игру.</text:span></text:span><text:span text:style-name="Strong_20_Emphasis"><text:span text:style-name="T8"><text:line-break/></text:span></text:span><text:span text:style-name="Strong_20_Emphasis"><text:span text:style-name="T9">4) В Ельце, моём родном городе, все старинные купеческие фамилии были ДВОЙНЫЕ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<text:s/>В каком предложении вместо слова ИНФОРМАЦИОННЫЙ нужно употребить ИНФОРМАТИВНЫЙ? (1)</text:span></text:span></text:p>
          <text:p text:style-name="P9"><text:span text:style-name="Strong_20_Emphasis"><text:span text:style-name="T8"><text:line-break/></text:span></text:span><text:span text:style-name="Strong_20_Emphasis"><text:span text:style-name="T9">1) Выступление профессора было чрезвычайно ИНФОРМАЦИОННЫМ и поэтому очень полезным.</text:span></text:span><text:span text:style-name="Strong_20_Emphasis"><text:span text:style-name="T8"><text:line-break/></text:span></text:span><text:span text:style-name="Strong_20_Emphasis"><text:span text:style-name="T9">2) Каждый выпускник школы должен владеть приёмами ИНФОРМАЦИОННОЙ переработки текста.</text:span></text:span><text:span text:style-name="Strong_20_Emphasis"><text:span text:style-name="T8"><text:line-break/></text:span></text:span><text:span text:style-name="Strong_20_Emphasis"><text:span text:style-name="T9">3) Ведущий ИНФОРМАЦИОННОЙ программы должен соблюдать нормы орфоэпии.</text:span></text:span><text:span text:style-name="Strong_20_Emphasis"><text:span text:style-name="T8"><text:line-break/></text:span></text:span><text:span text:style-name="Strong_20_Emphasis"><text:span text:style-name="T9">4) Современная ИНФОРМАЦИОННАЯ служба даёт возможность на высоком уровне решать проблемы организации труда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В каком предложении вместо слова ДЕЙСТВУЮЩИЙ нужно употребить ДЕЙСТВЕННЫЙ? (2)</text:span></text:span></text:p>
          <text:p text:style-name="P9"><text:span text:style-name="Strong_20_Emphasis"><text:span text:style-name="T8"><text:line-break/></text:span></text:span><text:span text:style-name="Strong_20_Emphasis"><text:span text:style-name="T9">1) Основным претендентом на пост главы области был ДЕЙСТВУЮЩИЙ губернатор.</text:span></text:span><text:span text:style-name="Strong_20_Emphasis"><text:span text:style-name="T8"><text:line-break/></text:span></text:span><text:span text:style-name="Strong_20_Emphasis"><text:span text:style-name="T9">2) Разработанное учёными лекарство может оказать ДЕЙСТВУЮЩУЮ помощь людям, страдающим этим заболеванием.</text:span></text:span><text:span text:style-name="Strong_20_Emphasis"><text:span text:style-name="T8"><text:line-break/></text:span></text:span><text:span text:style-name="Strong_20_Emphasis"><text:span text:style-name="T9">3) Группа экономистов советует вложить в обсуждаемый проект акции ДЕЙСТВУЮЩИХ предприятий.</text:span></text:span><text:span text:style-name="Strong_20_Emphasis"><text:span text:style-name="T8"><text:line-break/></text:span></text:span><text:span text:style-name="Strong_20_Emphasis"><text:span text:style-name="T9">4) В этом году все ДЕЙСТВУЮЩИЕ санатории края заранее подготовились к курортному сезону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В каком предложении вместо слова ГОДОВОЙ нужно употребить </text:span></text:span><text:soft-page-break/><text:span text:style-name="Strong_20_Emphasis"><text:span text:style-name="T11">ГОДОВАЛЫЙ? (4)</text:span></text:span></text:p>
          <text:p text:style-name="P9"><text:span text:style-name="Strong_20_Emphasis"><text:span text:style-name="T8"><text:line-break/></text:span></text:span><text:span text:style-name="Strong_20_Emphasis"><text:span text:style-name="T9">1) ГОДОВОЙ отчёт был сдан в срок.</text:span></text:span><text:span text:style-name="Strong_20_Emphasis"><text:span text:style-name="T8"><text:line-break/></text:span></text:span><text:span text:style-name="Strong_20_Emphasis"><text:span text:style-name="T9">2) Специальной группой сотрудников был определён ГОДОВОЙ доход предприятия.</text:span></text:span><text:span text:style-name="Strong_20_Emphasis"><text:span text:style-name="T8"><text:line-break/></text:span></text:span><text:span text:style-name="Strong_20_Emphasis"><text:span text:style-name="T9">3) В районах бедствия выпало около пятидесяти процентов ГОДОВЫХ осадков.</text:span></text:span><text:span text:style-name="Strong_20_Emphasis"><text:span text:style-name="T8"><text:line-break/></text:span></text:span><text:span text:style-name="Strong_20_Emphasis"><text:span text:style-name="T9">4) В представлении Татьяны каждый ГОДОВОЙ ребёнок был уже вполне сознательным человеком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В каком предложении вместо слова ДЕЙСТВИТЕЛЬНЫЙ/ДЕЙСТВИТЕЛЕН нужно употребить ДЕЙСТВЕННЫЙ/ДЕЙСТВЕН? (4)</text:span></text:span></text:p>
          <text:p text:style-name="P9"><text:span text:style-name="Strong_20_Emphasis"><text:span text:style-name="T8"><text:line-break/></text:span></text:span><text:span text:style-name="Strong_20_Emphasis"><text:span text:style-name="T9">1) Этот знаменитый учёный является ДЕЙСТВИТЕЛЬНЫМ членом академии наук.</text:span></text:span><text:span text:style-name="Strong_20_Emphasis"><text:span text:style-name="T8"><text:line-break/></text:span></text:span><text:span text:style-name="Strong_20_Emphasis"><text:span text:style-name="T9">2) Происшествие, мною рассказанное, – ДЕЙСТВИТЕЛЬНОЕ событие, случившееся неподалёку от моей деревни.</text:span></text:span><text:span text:style-name="Strong_20_Emphasis"><text:span text:style-name="T8"><text:line-break/></text:span></text:span><text:span text:style-name="Strong_20_Emphasis"><text:span text:style-name="T9">3) Нам выписали пропуск и предупредили, что он ДЕЙСТВИТЕЛЕН в течение трёх суток.</text:span></text:span><text:span text:style-name="Strong_20_Emphasis"><text:span text:style-name="T8"><text:line-break/></text:span></text:span><text:span text:style-name="Strong_20_Emphasis"><text:span text:style-name="T9">4) Самый ДЕЙСТВИТЕЛЬНЫЙ способ улучшить память – постоянно тренировать её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В каком предложении вместо слова ИСПОЛНИТЕЛЬСКИЙ нужно употребить ИСПОЛНИТЕЛЬНЫЙ? (3)</text:span></text:span></text:p>
          <text:p text:style-name="P9"><text:span text:style-name="Strong_20_Emphasis"><text:span text:style-name="T8"><text:line-break/></text:span></text:span><text:span text:style-name="Strong_20_Emphasis"><text:span text:style-name="T9">1) Наша страна может гордиться цирковым ИСПОЛНИТЕЛЬСКИМ искусством.</text:span></text:span><text:span text:style-name="Strong_20_Emphasis"><text:span text:style-name="T8"><text:line-break/></text:span></text:span><text:span text:style-name="Strong_20_Emphasis"><text:span text:style-name="T9">2) Каждый настоящий музыкант должен интересоваться вековыми традициями народной и классической ИСПОЛНИТЕЛЬСКОЙ культуры.</text:span></text:span><text:span text:style-name="Strong_20_Emphasis"><text:span text:style-name="T8"><text:line-break/></text:span></text:span><text:span text:style-name="Strong_20_Emphasis"><text:span text:style-name="T9">3) Одна из ветвей государственной власти – ИСПОЛНИТЕЛЬСКАЯ.</text:span></text:span><text:span text:style-name="Strong_20_Emphasis"><text:span text:style-name="T8"><text:line-break/></text:span></text:span><text:span text:style-name="Strong_20_Emphasis"><text:span text:style-name="T9">4) ИСПОЛНИТЕЛЬСКОЕ мастерство актёра достойно восхищения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В каком предложении вместо слова АРТИСТИЧЕСКИЙ нужно употребить АРТИСТИЧНЫЙ? (1)</text:span></text:span></text:p>
          <text:p text:style-name="P9"><text:span text:style-name="Strong_20_Emphasis"><text:span text:style-name="T8"><text:line-break/></text:span></text:span><text:span text:style-name="Strong_20_Emphasis"><text:span text:style-name="T9">1) Выступление нашего гимнаста было на редкость АРТИСТИЧЕСКИМ.</text:span></text:span><text:span text:style-name="Strong_20_Emphasis"><text:span text:style-name="T8"><text:line-break/></text:span></text:span><text:span text:style-name="Strong_20_Emphasis"><text:span text:style-name="T9">2) Ему казалось, что у него тонкая, АРТИСТИЧЕСКАЯ организация, и его всегда тянуло к искусству.</text:span></text:span><text:span text:style-name="Strong_20_Emphasis"><text:span text:style-name="T8"><text:line-break/></text:span></text:span><text:span text:style-name="Strong_20_Emphasis"><text:span text:style-name="T9">3) АРТИСТИЧЕСКАЯ уборная В. Высоцкого превращена в музей.</text:span></text:span><text:span text:style-name="Strong_20_Emphasis"><text:span text:style-name="T8"><text:line-break/></text:span></text:span><text:span text:style-name="Strong_20_Emphasis"><text:span text:style-name="T9">4) Актёр обладал редким АРТИСТИЧЕСКИМ темпераментом, который легко подчинял себе зрителей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В каком предложении вместо слова ВОЕННЫЙ нужно употребить ВОИНСКИЙ? (3)</text:span></text:span></text:p>
          <text:p text:style-name="P9"><text:span text:style-name="Strong_20_Emphasis"><text:span text:style-name="T8"><text:line-break/></text:span></text:span><text:span text:style-name="Strong_20_Emphasis"><text:span text:style-name="T9">1) Рядом с отцом находился его старинный друг – ВОЕННЫЙ доктор Дударев.</text:span></text:span><text:span text:style-name="Strong_20_Emphasis"><text:span text:style-name="T8"><text:line-break/></text:span></text:span><text:span text:style-name="Strong_20_Emphasis"><text:span text:style-name="T9">2) Серпилин был ВОЕННЫМ человеком и знал, что на войне не бегают с места на место, на войне ждут своего часа.</text:span></text:span><text:span text:style-name="Strong_20_Emphasis"><text:span text:style-name="T8"><text:line-break/></text:span></text:span><text:span text:style-name="Strong_20_Emphasis"><text:span text:style-name="T9">3) В народном богатырском эпосе воспевалась защита родной земли, ВОЕННАЯ доблесть и верность родине.</text:span></text:span><text:span text:style-name="Strong_20_Emphasis"><text:span text:style-name="T8"><text:line-break/></text:span></text:span><text:span text:style-name="Strong_20_Emphasis"><text:span text:style-name="T9">4) По окончании ВОЕННОГО училища он сразу попал на фронт.</text:span></text:span><text:span text:style-name="Strong_20_Emphasis"><text:span text:style-name="T8"><text:line-break/></text:span></text:span></text:p>
        </text:list-item>
        <text:list-item>
          <text:p text:style-name="P9"><text:span text:style-name="Strong_20_Emphasis"><text:span text:style-name="T11">В каком предложении вместо слова РЫБНЫЙ нужно употребить РЫБАЦКИЙ? (4)</text:span></text:span></text:p>
          <text:p text:style-name="P9"><text:soft-page-break/><text:span text:style-name="Strong_20_Emphasis"><text:span text:style-name="T8"><text:line-break/></text:span></text:span><text:span text:style-name="Strong_20_Emphasis"><text:span text:style-name="T9">1) Несколько десятков лет назад здесь ещё был берег моря, были РЫБНЫЕ промыслы.</text:span></text:span><text:span text:style-name="Strong_20_Emphasis"><text:span text:style-name="T8"><text:line-break/></text:span></text:span><text:span text:style-name="Strong_20_Emphasis"><text:span text:style-name="T9">2) Это озеро было глубокое и РЫБНОЕ.</text:span></text:span><text:span text:style-name="Strong_20_Emphasis"><text:span text:style-name="T8"><text:line-break/></text:span></text:span><text:span text:style-name="Strong_20_Emphasis"><text:span text:style-name="T9">3) Кошка, обнюхивающая на окне РЫБНОЕ заливное, неожиданно прыгнула на пол.</text:span></text:span><text:span text:style-name="Strong_20_Emphasis"><text:span text:style-name="T8"><text:line-break/></text:span></text:span><text:span text:style-name="Strong_20_Emphasis"><text:span text:style-name="T9">4) Летом мы часто ходили на озеро, прихватив РЫБНЫЕ снасти.</text:span></text:span><text:span text:style-name="Strong_20_Emphasis"><text:span text:style-name="T8"> </text:span></text:span></text:p>
          <text:p text:style-name="P9"><text:span text:style-name="Strong_20_Emphasis"><text:span text:style-name="T8"/></text:span></text:p>
        </text:list-item>
        <text:list-item>
          <text:p text:style-name="P9"><text:span text:style-name="Strong_20_Emphasis"><text:span text:style-name="T11">В каком предложении вместо слова ВЫСОКИЙ нужно употребить ВЫСОТНЫЙ?(2)</text:span></text:span><text:span text:style-name="Strong_20_Emphasis"><text:span text:style-name="T8"><text:line-break/><text:line-break/></text:span></text:span><text:span text:style-name="Strong_20_Emphasis"><text:span text:style-name="T9">1) На дне океана обитают животные с ВЫСОКОЙ степенью активности.<text:line-break/>2) Все переживания артиста цирка при выполнении ВЫСОКОГО номера описаны в этой книге.<text:line-break/>3) Вон уж в окно смотрит ВЫСОКИЙ месяц.<text:line-break/>4) В тот год вода была очень ВЫСОКАЯ: Волга текла прямиком по полям.</text:span></text:span></text:p>
          <text:p text:style-name="P9"><text:span text:style-name="Strong_20_Emphasis"><text:span text:style-name="T11"/></text:span></text:p>
          <text:p text:style-name="P9"><text:span text:style-name="Strong_20_Emphasis"><text:span text:style-name="T11">Упражнение 2.</text:span></text:span></text:p>
          <text:p text:style-name="P9"><text:span text:style-name="Strong_20_Emphasis"><text:span text:style-name="T13"/></text:span></text:p>
        </text:list-item>
      </text:list>
      <text:p text:style-name="P8"><text:span text:style-name="Strong_20_Emphasis"><text:span text:style-name="T12">Объясните разницу в значении словосочетаний:</text:span></text:span></text:p>
      <text:p text:style-name="P8"><text:span text:style-name="Strong_20_Emphasis"><text:span text:style-name="T12"/></text:span></text:p>
      <text:list xml:id="list2223862483" text:style-name="L4">
        <text:list-item>
          <text:p text:style-name="P10"><text:span text:style-name="Strong_20_Emphasis"><text:span text:style-name="T10">Молодой советник — молодой советчик.</text:span></text:span></text:p>
          <text:p text:style-name="P10"><text:span text:style-name="Strong_20_Emphasis"><text:span text:style-name="T12"/></text:span></text:p>
        </text:list-item>
        <text:list-item>
          <text:p text:style-name="P4"><text:span text:style-name="T21">О</text:span><text:span text:style-name="T20">пасный человек — опасливый человек.</text:span></text:p>
          <text:p text:style-name="P4"><text:span text:style-name="T20"/></text:p>
        </text:list-item>
        <text:list-item>
          <text:p text:style-name="P4"><text:span text:style-name="T21">К</text:span><text:span text:style-name="T20">ардинальное решение — кардинальское решение.</text:span> </text:p>
          <text:p text:style-name="P4"/>
        </text:list-item>
        <text:list-item>
          <text:p text:style-name="P4"><text:span text:style-name="T21">О</text:span><text:span text:style-name="T20">судить поступок — обсудить поступок.</text:span> </text:p>
          <text:p text:style-name="P4"/>
        </text:list-item>
        <text:list-item>
          <text:p text:style-name="P4"><text:span text:style-name="T21">С</text:span><text:span text:style-name="T20">оседний дом — соседский дом.</text:span></text:p>
          <text:p text:style-name="P4"/>
        </text:list-item>
        <text:list-item>
          <text:p text:style-name="P4"><text:span text:style-name="T21">Х</text:span><text:span text:style-name="T20">озяйские интересы — хозяйственные интересы.</text:span> </text:p>
        </text:list-item>
      </text:list>
      <text:p text:style-name="P5"/>
      <text:list xml:id="list160913556577200" text:continue-numbering="true" text:style-name="L4">
        <text:list-item>
          <text:p text:style-name="P4"><text:span text:style-name="T21">М</text:span><text:span text:style-name="T20">елкие придирки — мелочные придирки.</text:span></text:p>
          <text:p text:style-name="P4"/>
        </text:list-item>
        <text:list-item>
          <text:p text:style-name="P4"><text:span text:style-name="T21">А</text:span><text:span text:style-name="T20">бсолютный невежа — абсолютный невежда.</text:span></text:p>
          <text:p text:style-name="P4"/>
        </text:list-item>
        <text:list-item>
          <text:p text:style-name="P4"><text:span text:style-name="T21">Г</text:span><text:span text:style-name="T20">одовой отпуск — годичный отпуск.</text:span> </text:p>
          <text:p text:style-name="P6"/>
          <text:p text:style-name="P10"><text:span text:style-name="T2">Упражнение 3.</text:span></text:p>
        </text:list-item>
      </text:list>
      <text:p text:style-name="P7"><text:span text:style-name="Strong_20_Emphasis"><text:span text:style-name="T16"/></text:span></text:p>
      <text:p text:style-name="P7"><text:span text:style-name="Strong_20_Emphasis"><text:span text:style-name="T25">Употребите паронимы в сочетании с прилагательными и существительными, данными в скобках. Составьте с этими сочетаниями предложения:</text:span></text:span></text:p>
      <text:p text:style-name="P7"><text:span text:style-name="Strong_20_Emphasis"><text:span text:style-name="T22"/></text:span></text:p>
      <text:list xml:id="list3783964469" text:style-name="L5">
        <text:list-item>
          <text:p text:style-name="P13"><text:span text:style-name="Strong_20_Emphasis"><text:span text:style-name="T23">поиски — происки (вражеские, музейных экспонатов, тайные, скрытые, возмутительные).</text:span></text:span></text:p>
        </text:list-item>
        <text:list-item>
          <text:p text:style-name="P13"><text:span text:style-name="T26">абонент — абонемент (аккуратный, просроченный, библиотечный, молодой, концертный).</text:span></text:p>
        </text:list-item>
        <text:list-item>
          <text:p text:style-name="P12">дипломант — дипломат (хладнокровный, юный, конкурса).</text:p>
        </text:list-item>
        <text:list-item>
          <text:p text:style-name="P12"><text:soft-page-break/>описка — отписка (возмутительная, непростительная, досадная, неубедительная).</text:p>
        </text:list-item>
        <text:list-item>
          <text:p text:style-name="P12">советник — советчик (технический, ближайший, тайный, непрошеный).</text:p>
        </text:list-item>
        <text:list-item>
          <text:p text:style-name="P12">фабрикат — фабрикант (дешёвый, богатый, зарубежный, высококачественный).</text:p>
        </text:list-item>
        <text:list-item>
          <text:p text:style-name="P12">кожный — кожаный (портфель, заболевание).</text:p>
        </text:list-item>
        <text:list-item>
          <text:p text:style-name="P12">классный — классовый (характер, руководитель, строй).</text:p>
        </text:list-item>
        <text:list-item>
          <text:p text:style-name="P12">удачный — удачливый (день, охотник, намёк, операция).</text:p>
        </text:list-item>
        <text:list-item>
          <text:p text:style-name="P12">расчётный — расчётливый (человек, книжка, характер, система).</text:p>
        </text:list-item>
        <text:list-item>
          <text:p text:style-name="P12">экономичный — экономический (базис, машина, метод, закон, затраты).</text:p>
        </text:list-item>
        <text:list-item>
          <text:p text:style-name="P12">нетерпимый — нестерпимый (холод, поведение, боль, обычай, блеск, положение).</text:p>
        </text:list-item>
        <text:list-item>
          <text:p text:style-name="P11"><text:span text:style-name="T27">исполнительный — исполнительский (работник, стиль, мастерство, лист, талант, комитет, орган, манера).</text:span></text:p>
        </text:list-item>
      </text:list>
      <text:p text:style-name="P7"><text:span text:style-name="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Bahnschrift" svg:font-family="Bahnschrift" style:font-family-generic="swiss" style:font-pitch="variable"/>
    <style:font-face style:name="Helvetica Neue" svg:font-family="'Helvetica Neue', Helvetica, Arial, sans-serif"/>
    <style:font-face style:name="Jokerman" svg:font-family="Jokerman" style:font-family-generic="decorative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fo:font-weight="bold" style:font-size-asian="10.5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646cm" fo:margin-right="1.99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7T16:09:08.083000000</dc:date>
    <meta:editing-duration>PT1H3M22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53" meta:word-count="780" meta:character-count="5872" meta:non-whitespace-character-count="5127"/>
  </office:meta>
</office:document-meta>
</file>